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3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ackground-color="#ffff00" fo:border-left="0.74pt solid #000000" fo:border-right="0.74pt solid #000000" fo:border-top="none"/>
    </style:style>
    <style:style style:name="ce38" style:family="table-cell" style:parent-style-name="Default">
      <style:table-cell-properties fo:background-color="#b4c7dc" fo:wrap-option="wrap" style:vertical-align="top"/>
    </style:style>
    <style:style style:name="ce7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bbe33d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ackground-color="#bbe33d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bbe33d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ackground-color="#bbe33d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4c7dc" style:vertical-align="top"/>
    </style:style>
    <style:style style:name="ce46" style:family="table-cell" style:parent-style-name="Default" style:data-style-name="N3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order-bottom="none" fo:background-color="#bbe33d" fo:border-left="none" fo:border-right="none" fo:border-top="0.74pt solid #000000"/>
    </style:style>
    <style:style style:name="ce49" style:family="table-cell" style:parent-style-name="Default" style:data-style-name="N3">
      <style:table-cell-properties fo:background-color="#bbe33d"/>
    </style:style>
    <style:style style:name="ce50" style:family="table-cell" style:parent-style-name="Default" style:data-style-name="N3">
      <style:table-cell-properties fo:border-bottom="0.74pt solid #000000" fo:background-color="#bbe33d" fo:border-left="none" fo:border-right="none" fo:border-top="none"/>
    </style:style>
    <style:style style:name="ce18" style:family="table-cell" style:parent-style-name="Default">
      <style:table-cell-properties fo:border-bottom="0.74pt solid #000000" fo:background-color="#bbe33d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0" style:family="table-cell" style:parent-style-name="Default" style:data-style-name="N2">
      <style:table-cell-properties fo:border-bottom="none" fo:background-color="#bbe33d" fo:border-left="none" fo:border-right="0.74pt solid #000000" fo:border-top="0.74pt solid #000000"/>
    </style:style>
    <style:style style:name="ce21" style:family="table-cell" style:parent-style-name="Default" style:data-style-name="N2">
      <style:table-cell-properties fo:border-bottom="none" fo:background-color="#bbe33d" fo:border-left="none" fo:border-right="0.74pt solid #000000" fo:border-top="none"/>
    </style:style>
    <style:style style:name="ce22" style:family="table-cell" style:parent-style-name="Default" style:data-style-name="N2">
      <style:table-cell-properties fo:border-bottom="0.74pt solid #000000" fo:background-color="#bbe33d" fo:border-left="none" fo:border-right="0.74pt solid #000000" fo:border-top="none"/>
    </style:style>
    <style:style style:name="ce23" style:family="table-cell" style:parent-style-name="Default" style:data-style-name="N2">
      <style:table-cell-properties fo:background-color="#bbe33d" fo:border="none"/>
    </style:style>
    <style:style style:name="ce24" style:family="table-cell" style:parent-style-name="Default" style:data-style-name="N2">
      <style:table-cell-properties fo:border-bottom="0.74pt solid #000000" fo:background-color="#bbe33d" fo:border-left="none" fo:border-right="none" fo:border-top="none"/>
    </style:style>
    <style:style style:name="ce25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bbe33d" style:text-align-source="fix" style:repeat-content="false" fo:border-left="0.74pt solid #000000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8000" style:text-align-source="fix" style:repeat-content="false" fo:border-left="none" fo:border-right="none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bbe33d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8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0.74pt solid #000000" fo:background-color="#ff8000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bbe33d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aud Rate Calc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10"/>
        <table:table-column table:style-name="co3" table:default-cell-style-name="ce49"/>
        <table:table-column table:style-name="co4" table:default-cell-style-name="ce23"/>
        <table:table-column table:style-name="co2" table:default-cell-style-name="ce10"/>
        <table:table-column table:style-name="co5" table:default-cell-style-name="ce49"/>
        <table:table-column table:style-name="co4" table:default-cell-style-name="ce21"/>
        <table:table-column table:style-name="co1" table:default-cell-style-name="Default"/>
        <table:table-row table:style-name="ro1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ATmega328 Baud Rate Calculator</text:p>
          </table:table-cell>
          <table:covered-table-cell table:number-columns-repeated="6"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3" table:number-rows-spanned="1">
            <text:p>Single Speed Communications</text:p>
          </table:table-cell>
          <table:covered-table-cell table:style-name="Default"/>
          <table:covered-table-cell table:style-name="ce19"/>
          <table:table-cell table:style-name="ce25" office:value-type="string" calcext:value-type="string" table:number-columns-spanned="3" table:number-rows-spanned="1">
            <text:p>Double Speed Communications</text:p>
          </table:table-cell>
          <table:covered-table-cell table:style-name="ce28"/>
          <table:covered-table-cell table:style-name="ce31"/>
          <table:table-cell/>
        </table:table-row>
        <table:table-row table:style-name="ro1">
          <table:table-cell table:style-name="ce1" office:value-type="string" calcext:value-type="string">
            <text:p>F_CPU</text:p>
          </table:table-cell>
          <table:table-cell table:style-name="ce1" office:value-type="string" calcext:value-type="string">
            <text:p>Baud Rate</text:p>
          </table:table-cell>
          <table:table-cell table:style-name="ce8" office:value-type="string" calcext:value-type="string">
            <text:p>UBRR0</text:p>
          </table:table-cell>
          <table:table-cell table:style-name="ce14" office:value-type="string" calcext:value-type="string">
            <text:p>Actual Baud</text:p>
          </table:table-cell>
          <table:table-cell table:style-name="ce14" office:value-type="string" calcext:value-type="string">
            <text:p>Error%</text:p>
          </table:table-cell>
          <table:table-cell table:style-name="ce26" office:value-type="string" calcext:value-type="string">
            <text:p>UBRR0</text:p>
          </table:table-cell>
          <table:table-cell table:style-name="ce29" office:value-type="string" calcext:value-type="string">
            <text:p>Actual Baud</text:p>
          </table:table-cell>
          <table:table-cell table:style-name="ce32" office:value-type="string" calcext:value-type="string">
            <text:p>Error%</text:p>
          </table:table-cell>
          <table:table-cell table:style-name="ce34"/>
        </table:table-row>
        <table:table-row table:style-name="ro1">
          <table:table-cell table:style-name="ce2" office:value-type="float" office:value="16000000" calcext:value-type="float">
            <text:p>16000000</text:p>
          </table:table-cell>
          <table:table-cell office:value-type="float" office:value="300" calcext:value-type="float">
            <text:p>300</text:p>
          </table:table-cell>
          <table:table-cell table:style-name="ce9" table:formula="of:=INT(([.$A$6]/(16*[.B6])))-1" office:value-type="float" office:value="3332" calcext:value-type="float">
            <text:p>3332</text:p>
          </table:table-cell>
          <table:table-cell table:style-name="ce48" table:formula="of:=INT([.$A$6]/(16*([.C6]+1)))" office:value-type="float" office:value="300" calcext:value-type="float">
            <text:p>300</text:p>
          </table:table-cell>
          <table:table-cell table:style-name="ce20" table:formula="of:=(([.D6]/[.B6])-1)*100" office:value-type="float" office:value="0" calcext:value-type="float">
            <text:p>0.00</text:p>
          </table:table-cell>
          <table:table-cell table:style-name="ce27" office:value-type="string" calcext:value-type="string">
            <text:p>N/A</text:p>
          </table:table-cell>
          <table:table-cell table:style-name="ce30" office:value-type="string" calcext:value-type="string">
            <text:p>N/A</text:p>
          </table:table-cell>
          <table:table-cell table:style-name="ce33"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INT(([.$A$6]/(16*[.B7])))-1" office:value-type="float" office:value="832" calcext:value-type="float">
            <text:p>832</text:p>
          </table:table-cell>
          <table:table-cell table:formula="of:=INT([.$A$6]/(16*([.C7]+1)))" office:value-type="float" office:value="1200" calcext:value-type="float">
            <text:p>1,200</text:p>
          </table:table-cell>
          <table:table-cell table:style-name="ce21" table:formula="of:=(([.D7]/[.B7])-1)*100" office:value-type="float" office:value="0" calcext:value-type="float">
            <text:p>0.00</text:p>
          </table:table-cell>
          <table:table-cell table:formula="of:=INT(([.$A$6]/(8*[.B7]))-1)" office:value-type="float" office:value="1665" calcext:value-type="float">
            <text:p>1665</text:p>
          </table:table-cell>
          <table:table-cell table:formula="of:=INT([.$A$6]/(8*([.F7]+1)))" office:value-type="float" office:value="1200" calcext:value-type="float">
            <text:p>1,200</text:p>
          </table:table-cell>
          <table:table-cell table:formula="of:=(([.G7]/[.B7])-1)*100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5" office:value-type="float" office:value="2400" calcext:value-type="float">
            <text:p>2400</text:p>
          </table:table-cell>
          <table:table-cell table:style-name="ce11" table:formula="of:=INT(([.$A$6]/(16*[.B8])))-1" office:value-type="float" office:value="415" calcext:value-type="float">
            <text:p>415</text:p>
          </table:table-cell>
          <table:table-cell table:style-name="ce50" table:formula="of:=INT([.$A$6]/(16*([.C8]+1)))" office:value-type="float" office:value="2403" calcext:value-type="float">
            <text:p>2,403</text:p>
          </table:table-cell>
          <table:table-cell table:style-name="ce22" table:formula="of:=(([.D8]/[.B8])-1)*100" office:value-type="float" office:value="0.124999999999997" calcext:value-type="float">
            <text:p>0.12</text:p>
          </table:table-cell>
          <table:table-cell table:style-name="ce11" table:formula="of:=INT(([.$A$6]/(8*[.B8]))-1)" office:value-type="float" office:value="832" calcext:value-type="float">
            <text:p>832</text:p>
          </table:table-cell>
          <table:table-cell table:style-name="ce50" table:formula="of:=INT([.$A$6]/(8*([.F8]+1)))" office:value-type="float" office:value="2400" calcext:value-type="float">
            <text:p>2,400</text:p>
          </table:table-cell>
          <table:table-cell table:style-name="ce22" table:formula="of:=(([.G8]/[.B8])-1)*100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table:formula="of:=INT(([.$A$6]/(16*[.B9])))-1" office:value-type="float" office:value="207" calcext:value-type="float">
            <text:p>207</text:p>
          </table:table-cell>
          <table:table-cell table:formula="of:=INT([.$A$6]/(16*([.C9]+1)))" office:value-type="float" office:value="4807" calcext:value-type="float">
            <text:p>4,807</text:p>
          </table:table-cell>
          <table:table-cell table:formula="of:=(([.D9]/[.B9])-1)*100" office:value-type="float" office:value="0.145833333333334" calcext:value-type="float">
            <text:p>0.15</text:p>
          </table:table-cell>
          <table:table-cell table:formula="of:=INT(([.$A$6]/(8*[.B9]))-1)" office:value-type="float" office:value="415" calcext:value-type="float">
            <text:p>415</text:p>
          </table:table-cell>
          <table:table-cell table:formula="of:=INT([.$A$6]/(8*([.F9]+1)))" office:value-type="float" office:value="4807" calcext:value-type="float">
            <text:p>4,807</text:p>
          </table:table-cell>
          <table:table-cell table:formula="of:=(([.G9]/[.B9])-1)*100" office:value-type="float" office:value="0.145833333333334" calcext:value-type="float">
            <text:p>0.15</text:p>
          </table:table-cell>
          <table:table-cell/>
        </table:table-row>
        <table:table-row table:style-name="ro1">
          <table:table-cell/>
          <table:table-cell office:value-type="float" office:value="9600" calcext:value-type="float">
            <text:p>9600</text:p>
          </table:table-cell>
          <table:table-cell table:formula="of:=INT(([.$A$6]/(16*[.B10])))-1" office:value-type="float" office:value="103" calcext:value-type="float">
            <text:p>103</text:p>
          </table:table-cell>
          <table:table-cell table:formula="of:=INT([.$A$6]/(16*([.C10]+1)))" office:value-type="float" office:value="9615" calcext:value-type="float">
            <text:p>9,615</text:p>
          </table:table-cell>
          <table:table-cell table:formula="of:=(([.D10]/[.B10])-1)*100" office:value-type="float" office:value="0.156249999999991" calcext:value-type="float">
            <text:p>0.16</text:p>
          </table:table-cell>
          <table:table-cell table:formula="of:=INT(([.$A$6]/(8*[.B10]))-1)" office:value-type="float" office:value="207" calcext:value-type="float">
            <text:p>207</text:p>
          </table:table-cell>
          <table:table-cell table:formula="of:=INT([.$A$6]/(8*([.F10]+1)))" office:value-type="float" office:value="9615" calcext:value-type="float">
            <text:p>9,615</text:p>
          </table:table-cell>
          <table:table-cell table:formula="of:=(([.G10]/[.B10])-1)*100" office:value-type="float" office:value="0.156249999999991" calcext:value-type="float">
            <text:p>0.16</text:p>
          </table:table-cell>
          <table:table-cell/>
        </table:table-row>
        <table:table-row table:style-name="ro1">
          <table:table-cell/>
          <table:table-cell table:style-name="ce5" office:value-type="float" office:value="19200" calcext:value-type="float">
            <text:p>19200</text:p>
          </table:table-cell>
          <table:table-cell table:style-name="ce11" table:formula="of:=INT(([.$A$6]/(16*[.B11])))-1" office:value-type="float" office:value="51" calcext:value-type="float">
            <text:p>51</text:p>
          </table:table-cell>
          <table:table-cell table:style-name="ce50" table:formula="of:=INT([.$A$6]/(16*([.C11]+1)))" office:value-type="float" office:value="19230" calcext:value-type="float">
            <text:p>19,230</text:p>
          </table:table-cell>
          <table:table-cell table:style-name="ce24" table:formula="of:=(([.D11]/[.B11])-1)*100" office:value-type="float" office:value="0.156249999999991" calcext:value-type="float">
            <text:p>0.16</text:p>
          </table:table-cell>
          <table:table-cell table:style-name="ce11" table:formula="of:=INT(([.$A$6]/(8*[.B11]))-1)" office:value-type="float" office:value="103" calcext:value-type="float">
            <text:p>103</text:p>
          </table:table-cell>
          <table:table-cell table:style-name="ce50" table:formula="of:=INT([.$A$6]/(8*([.F11]+1)))" office:value-type="float" office:value="19230" calcext:value-type="float">
            <text:p>19,230</text:p>
          </table:table-cell>
          <table:table-cell table:style-name="ce22" table:formula="of:=(([.G11]/[.B11])-1)*100" office:value-type="float" office:value="0.156249999999991" calcext:value-type="float">
            <text:p>0.16</text:p>
          </table:table-cell>
          <table:table-cell/>
        </table:table-row>
        <table:table-row table:style-name="ro1">
          <table:table-cell/>
          <table:table-cell office:value-type="float" office:value="38400" calcext:value-type="float">
            <text:p>38400</text:p>
          </table:table-cell>
          <table:table-cell table:formula="of:=INT(([.$A$6]/(16*[.B12])))-1" office:value-type="float" office:value="25" calcext:value-type="float">
            <text:p>25</text:p>
          </table:table-cell>
          <table:table-cell table:formula="of:=INT([.$A$6]/(16*([.C12]+1)))" office:value-type="float" office:value="38461" calcext:value-type="float">
            <text:p>38,461</text:p>
          </table:table-cell>
          <table:table-cell table:formula="of:=(([.D12]/[.B12])-1)*100" office:value-type="float" office:value="0.158854166666678" calcext:value-type="float">
            <text:p>0.16</text:p>
          </table:table-cell>
          <table:table-cell table:formula="of:=INT(([.$A$6]/(8*[.B12]))-1)" office:value-type="float" office:value="51" calcext:value-type="float">
            <text:p>51</text:p>
          </table:table-cell>
          <table:table-cell table:formula="of:=INT([.$A$6]/(8*([.F12]+1)))" office:value-type="float" office:value="38461" calcext:value-type="float">
            <text:p>38,461</text:p>
          </table:table-cell>
          <table:table-cell table:formula="of:=(([.G12]/[.B12])-1)*100" office:value-type="float" office:value="0.158854166666678" calcext:value-type="float">
            <text:p>0.16</text:p>
          </table:table-cell>
          <table:table-cell/>
        </table:table-row>
        <table:table-row table:style-name="ro1">
          <table:table-cell/>
          <table:table-cell office:value-type="float" office:value="57600" calcext:value-type="float">
            <text:p>57600</text:p>
          </table:table-cell>
          <table:table-cell table:formula="of:=INT(([.$A$6]/(16*[.B13])))-1" office:value-type="float" office:value="16" calcext:value-type="float">
            <text:p>16</text:p>
          </table:table-cell>
          <table:table-cell table:formula="of:=INT([.$A$6]/(16*([.C13]+1)))" office:value-type="float" office:value="58823" calcext:value-type="float">
            <text:p>58,823</text:p>
          </table:table-cell>
          <table:table-cell table:formula="of:=(([.D13]/[.B13])-1)*100" office:value-type="float" office:value="2.12326388888888" calcext:value-type="float">
            <text:p>2.12</text:p>
          </table:table-cell>
          <table:table-cell table:formula="of:=INT(([.$A$6]/(8*[.B13]))-1)" office:value-type="float" office:value="33" calcext:value-type="float">
            <text:p>33</text:p>
          </table:table-cell>
          <table:table-cell table:formula="of:=INT([.$A$6]/(8*([.F13]+1)))" office:value-type="float" office:value="58823" calcext:value-type="float">
            <text:p>58,823</text:p>
          </table:table-cell>
          <table:table-cell table:formula="of:=(([.G13]/[.B13])-1)*100" office:value-type="float" office:value="2.12326388888888" calcext:value-type="float">
            <text:p>2.12</text:p>
          </table:table-cell>
          <table:table-cell/>
        </table:table-row>
        <table:table-row table:style-name="ro1">
          <table:table-cell/>
          <table:table-cell table:style-name="ce5" office:value-type="float" office:value="74880" calcext:value-type="float">
            <text:p>74880</text:p>
          </table:table-cell>
          <table:table-cell table:style-name="ce11" table:formula="of:=INT(([.$A$6]/(16*[.B14])))-1" office:value-type="float" office:value="12" calcext:value-type="float">
            <text:p>12</text:p>
          </table:table-cell>
          <table:table-cell table:style-name="ce50" table:formula="of:=INT([.$A$6]/(16*([.C14]+1)))" office:value-type="float" office:value="76923" calcext:value-type="float">
            <text:p>76,923</text:p>
          </table:table-cell>
          <table:table-cell table:style-name="ce24" table:formula="of:=(([.D14]/[.B14])-1)*100" office:value-type="float" office:value="2.72836538461538" calcext:value-type="float">
            <text:p>2.73</text:p>
          </table:table-cell>
          <table:table-cell table:style-name="ce11" table:formula="of:=INT(([.$A$6]/(8*[.B14]))-1)" office:value-type="float" office:value="25" calcext:value-type="float">
            <text:p>25</text:p>
          </table:table-cell>
          <table:table-cell table:style-name="ce50" table:formula="of:=INT([.$A$6]/(8*([.F14]+1)))" office:value-type="float" office:value="76923" calcext:value-type="float">
            <text:p>76,923</text:p>
          </table:table-cell>
          <table:table-cell table:style-name="ce22" table:formula="of:=(([.G14]/[.B14])-1)*100" office:value-type="float" office:value="2.72836538461538" calcext:value-type="float">
            <text:p>2.73</text:p>
          </table:table-cell>
          <table:table-cell/>
        </table:table-row>
        <table:table-row table:style-name="ro1">
          <table:table-cell/>
          <table:table-cell office:value-type="float" office:value="115200" calcext:value-type="float">
            <text:p>115200</text:p>
          </table:table-cell>
          <table:table-cell table:formula="of:=INT(([.$A$6]/(16*[.B15])))-1" office:value-type="float" office:value="7" calcext:value-type="float">
            <text:p>7</text:p>
          </table:table-cell>
          <table:table-cell table:formula="of:=INT([.$A$6]/(16*([.C15]+1)))" office:value-type="float" office:value="125000" calcext:value-type="float">
            <text:p>125,000</text:p>
          </table:table-cell>
          <table:table-cell table:formula="of:=(([.D15]/[.B15])-1)*100" office:value-type="float" office:value="8.50694444444444" calcext:value-type="float">
            <text:p>8.51</text:p>
          </table:table-cell>
          <table:table-cell table:formula="of:=INT(([.$A$6]/(8*[.B15]))-1)" office:value-type="float" office:value="16" calcext:value-type="float">
            <text:p>16</text:p>
          </table:table-cell>
          <table:table-cell table:formula="of:=INT([.$A$6]/(8*([.F15]+1)))" office:value-type="float" office:value="117647" calcext:value-type="float">
            <text:p>117,647</text:p>
          </table:table-cell>
          <table:table-cell table:formula="of:=(([.G15]/[.B15])-1)*100" office:value-type="float" office:value="2.12413194444445" calcext:value-type="float">
            <text:p>2.12</text:p>
          </table:table-cell>
          <table:table-cell/>
        </table:table-row>
        <table:table-row table:style-name="ro1">
          <table:table-cell/>
          <table:table-cell office:value-type="float" office:value="230400" calcext:value-type="float">
            <text:p>230400</text:p>
          </table:table-cell>
          <table:table-cell table:formula="of:=INT(([.$A$6]/(16*[.B16])))-1" office:value-type="float" office:value="3" calcext:value-type="float">
            <text:p>3</text:p>
          </table:table-cell>
          <table:table-cell table:formula="of:=INT([.$A$6]/(16*([.C16]+1)))" office:value-type="float" office:value="250000" calcext:value-type="float">
            <text:p>250,000</text:p>
          </table:table-cell>
          <table:table-cell table:formula="of:=(([.D16]/[.B16])-1)*100" office:value-type="float" office:value="8.50694444444444" calcext:value-type="float">
            <text:p>8.51</text:p>
          </table:table-cell>
          <table:table-cell table:formula="of:=INT(([.$A$6]/(8*[.B16]))-1)" office:value-type="float" office:value="7" calcext:value-type="float">
            <text:p>7</text:p>
          </table:table-cell>
          <table:table-cell table:formula="of:=INT([.$A$6]/(8*([.F16]+1)))" office:value-type="float" office:value="250000" calcext:value-type="float">
            <text:p>250,000</text:p>
          </table:table-cell>
          <table:table-cell table:formula="of:=(([.G16]/[.B16])-1)*100" office:value-type="float" office:value="8.50694444444444" calcext:value-type="float">
            <text:p>8.51</text:p>
          </table:table-cell>
          <table:table-cell/>
        </table:table-row>
        <table:table-row table:style-name="ro1">
          <table:table-cell/>
          <table:table-cell table:style-name="ce5" office:value-type="float" office:value="250000" calcext:value-type="float">
            <text:p>250000</text:p>
          </table:table-cell>
          <table:table-cell table:style-name="ce11" table:formula="of:=INT(([.$A$6]/(16*[.B17])))-1" office:value-type="float" office:value="3" calcext:value-type="float">
            <text:p>3</text:p>
          </table:table-cell>
          <table:table-cell table:style-name="ce50" table:formula="of:=INT([.$A$6]/(16*([.C17]+1)))" office:value-type="float" office:value="250000" calcext:value-type="float">
            <text:p>250,000</text:p>
          </table:table-cell>
          <table:table-cell table:style-name="ce24" table:formula="of:=(([.D17]/[.B17])-1)*100" office:value-type="float" office:value="0" calcext:value-type="float">
            <text:p>0.00</text:p>
          </table:table-cell>
          <table:table-cell table:style-name="ce11" table:formula="of:=INT(([.$A$6]/(8*[.B17]))-1)" office:value-type="float" office:value="7" calcext:value-type="float">
            <text:p>7</text:p>
          </table:table-cell>
          <table:table-cell table:style-name="ce50" table:formula="of:=INT([.$A$6]/(8*([.F17]+1)))" office:value-type="float" office:value="250000" calcext:value-type="float">
            <text:p>250,000</text:p>
          </table:table-cell>
          <table:table-cell table:style-name="ce22" table:formula="of:=(([.G17]/[.B17])-1)*100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table:formula="of:=INT(([.$A$6]/(16*[.B18])))-1" office:value-type="float" office:value="1" calcext:value-type="float">
            <text:p>1</text:p>
          </table:table-cell>
          <table:table-cell table:formula="of:=INT([.$A$6]/(16*([.C18]+1)))" office:value-type="float" office:value="500000" calcext:value-type="float">
            <text:p>500,000</text:p>
          </table:table-cell>
          <table:table-cell table:formula="of:=(([.D18]/[.B18])-1)*100" office:value-type="float" office:value="0" calcext:value-type="float">
            <text:p>0.00</text:p>
          </table:table-cell>
          <table:table-cell table:formula="of:=INT(([.$A$6]/(8*[.B18]))-1)" office:value-type="float" office:value="3" calcext:value-type="float">
            <text:p>3</text:p>
          </table:table-cell>
          <table:table-cell table:formula="of:=INT([.$A$6]/(8*([.F18]+1)))" office:value-type="float" office:value="500000" calcext:value-type="float">
            <text:p>500,000</text:p>
          </table:table-cell>
          <table:table-cell table:formula="of:=(([.G18]/[.B18])-1)*100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INT(([.$A$6]/(16*[.B19])))-1" office:value-type="float" office:value="0" calcext:value-type="float">
            <text:p>0</text:p>
          </table:table-cell>
          <table:table-cell table:formula="of:=INT([.$A$6]/(16*([.C19]+1)))" office:value-type="float" office:value="1000000" calcext:value-type="float">
            <text:p>1,000,000</text:p>
          </table:table-cell>
          <table:table-cell table:formula="of:=(([.D19]/[.B19])-1)*100" office:value-type="float" office:value="0" calcext:value-type="float">
            <text:p>0.00</text:p>
          </table:table-cell>
          <table:table-cell table:formula="of:=INT(([.$A$6]/(8*[.B19]))-1)" office:value-type="float" office:value="1" calcext:value-type="float">
            <text:p>1</text:p>
          </table:table-cell>
          <table:table-cell table:formula="of:=INT([.$A$6]/(8*([.F19]+1)))" office:value-type="float" office:value="1000000" calcext:value-type="float">
            <text:p>1,000,000</text:p>
          </table:table-cell>
          <table:table-cell table:formula="of:=(([.G19]/[.B19])-1)*100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5" office:value-type="float" office:value="2000000" calcext:value-type="float">
            <text:p>2000000</text:p>
          </table:table-cell>
          <table:table-cell table:style-name="ce12" office:value-type="string" calcext:value-type="string">
            <text:p>N/A</text:p>
          </table:table-cell>
          <table:table-cell table:number-columns-repeated="2" table:style-name="ce18" office:value-type="string" calcext:value-type="string">
            <text:p>N/A</text:p>
          </table:table-cell>
          <table:table-cell table:style-name="ce11" table:formula="of:=INT(([.$A$6]/(8*[.B20]))-1)" office:value-type="float" office:value="0" calcext:value-type="float">
            <text:p>0</text:p>
          </table:table-cell>
          <table:table-cell table:style-name="ce50" table:formula="of:=INT([.$A$6]/(8*([.F20]+1)))" office:value-type="float" office:value="2000000" calcext:value-type="float">
            <text:p>2,000,000</text:p>
          </table:table-cell>
          <table:table-cell table:style-name="ce22" table:formula="of:=(([.G20]/[.B20])-1)*100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38" office:value-type="string" calcext:value-type="string" table:number-columns-spanned="7" table:number-rows-spanned="2">
            <text:p>The UBRR0 figures are the values to load into the UBRR0 register. Values between 0 and 4095 are permitted. </text:p>
          </table:table-cell>
          <table:covered-table-cell table:number-columns-repeated="6" table:style-name="ce45"/>
          <table:table-cell/>
        </table:table-row>
        <table:table-row table:style-name="ro1">
          <table:table-cell/>
          <table:covered-table-cell table:style-name="ce38"/>
          <table:covered-table-cell table:number-columns-repeated="6" table:style-name="ce45"/>
          <table:table-cell/>
        </table:table-row>
        <table:table-row table:style-name="ro3">
          <table:table-cell/>
          <table:table-cell table:style-name="ce38" office:value-type="string" calcext:value-type="string" table:number-columns-spanned="7" table:number-rows-spanned="1">
            <text:p>Try to avoid using values where the error percentage values are outside the permitted error range of plus or minus 0.5%.  The data sheet advises that: <text:span text:style-name="T1">Higher error ratings are acceptable, but the Receiver will have less noise resistance when the error ratings are high, especially for large serial frames.</text:span></text:p>
          </table:table-cell>
          <table:covered-table-cell table:number-columns-repeated="6"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UBRR0 Checker</text:p>
          </table:table-cell>
          <table:covered-table-cell table:number-columns-repeated="6"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2" office:value-type="string" calcext:value-type="string">
            <text:p>UBRR0</text:p>
          </table:table-cell>
          <table:table-cell table:style-name="ce7" office:value-type="string" calcext:value-type="string" table:number-columns-spanned="3" table:number-rows-spanned="1">
            <text:p>Single Speed Baud Rate</text:p>
          </table:table-cell>
          <table:covered-table-cell table:style-name="Default"/>
          <table:covered-table-cell table:style-name="ce19"/>
          <table:table-cell table:style-name="ce25" office:value-type="string" calcext:value-type="string" table:number-columns-spanned="3" table:number-rows-spanned="1">
            <text:p>Double Speed Baud Rate</text:p>
          </table:table-cell>
          <table:covered-table-cell table:style-name="ce28"/>
          <table:covered-table-cell table:style-name="ce31"/>
          <table:table-cell/>
        </table:table-row>
        <table:table-row table:style-name="ro1">
          <table:table-cell/>
          <table:table-cell table:style-name="ce2" office:value-type="float" office:value="416" calcext:value-type="float">
            <text:p>416</text:p>
          </table:table-cell>
          <table:table-cell table:style-name="ce46" table:formula="of:=[.$A$6]/(16*([.$B$30]+1))" office:value-type="float" office:value="2398.08153477218" calcext:value-type="float" table:number-columns-spanned="3" table:number-rows-spanned="1">
            <text:p>2,398</text:p>
          </table:table-cell>
          <table:covered-table-cell table:number-columns-repeated="2" table:style-name="ce52"/>
          <table:table-cell table:style-name="ce46" table:formula="of:=[.$A$6]/(8*([.$B$30]+1))" office:value-type="float" office:value="4796.16306954437" calcext:value-type="float" table:number-columns-spanned="3" table:number-rows-spanned="1">
            <text:p>4,796</text:p>
          </table:table-cell>
          <table:covered-table-cell table:number-columns-repeated="2" table:style-name="ce52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3">
      <number:number number:decimal-places="3" number:min-decimal-places="3" number:min-integer-digits="1"/>
      <number:text>%</number:text>
    </number:percentage-style>
    <number:number-style style:name="N112">
      <number:number number:decimal-places="3" number:min-decimal-places="3" number:min-integer-digits="1"/>
    </number:number-style>
    <number:number-style style:name="N111">
      <number:text>-</number:text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4:22:44.091509543</meta:creation-date>
    <dc:date>2023-05-13T16:18:18.636176142</dc:date>
    <meta:editing-duration>PT36M56S</meta:editing-duration>
    <meta:editing-cycles>11</meta:editing-cycles>
    <meta:generator>LibreOffice/7.3.7.2$Linux_X86_64 LibreOffice_project/30$Build-2</meta:generator>
    <meta:document-statistic meta:table-count="2" meta:cell-count="126" meta:object-count="0"/>
  </office:meta>
</office:document-meta>
</file>